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0043025554878479" text:style-name="Outline">
        <text:list-item>
          <text:h text:style-name="P3" text:outline-level="1">Proto-persona</text:h>
        </text:list-item>
      </text:list>
      <text:p text:style-name="Standard"/>
      <text:p text:style-name="Standard">Name: <text:s/>Daniel Hunter</text:p>
      <text:p text:style-name="Standard">Age: <text:s/>21</text:p>
      <text:p text:style-name="Standard">Lives in: Edinburgh</text:p>
      <text:p text:style-name="Standard"/>
      <text:list xml:id="list882679508" text:continue-numbering="true" text:style-name="Outline">
        <text:list-item>
          <text:h text:style-name="Heading_20_1" text:outline-level="1">Demographic Information</text:h>
        </text:list-item>
      </text:list>
      <text:list xml:id="list2464993209672414166" text:style-name="L1">
        <text:list-item>
          <text:p text:style-name="P1">White/ caucasian male</text:p>
        </text:list-item>
        <text:list-item>
          <text:p text:style-name="P1">Born in Manchester but moved to Edinburgh with his father when his parents divorced in 2006.</text:p>
        </text:list-item>
        <text:list-item>
          <text:p text:style-name="P1">Was educated at local High School. <text:s/>Left school in 2013 with 5 Standard Grades and 1 A Level, in English. Has worked for a High Street chain of clothing shops for 2 years.</text:p>
        </text:list-item>
        <text:list-item>
          <text:p text:style-name="P1">He works 40 hours a week, usually on shifts that vary from 8am – 5pm or 12pm – 9pm. <text:s/>He earns the National Minimum <text:bookmark text:name="_GoBack"/>Wage and earns around £1050 per month. He is often required to work at different branches throughout the city from one day to another.</text:p>
        </text:list-item>
        <text:list-item>
          <text:p text:style-name="P1">He lives in a flat on the west side of Edinburgh City Centre, sharing with three of his friends. <text:s/></text:p>
        </text:list-item>
      </text:list>
      <text:list xml:id="list480838934" text:continue-list="list882679508" text:style-name="Outline">
        <text:list-item>
          <text:h text:style-name="Heading_20_1" text:outline-level="1">Behaviour</text:h>
        </text:list-item>
      </text:list>
      <text:list xml:id="list2839496800870883425" text:style-name="L2">
        <text:list-item>
          <text:p text:style-name="P2">He spends much of his time away from work either watching or playing football. <text:s/>He is a keen supporter of Manchester City and often travels to Manchester for home games. <text:s/>He also attends Tynecastle to watch Hearts at weekends when he is not working.</text:p>
        </text:list-item>
        <text:list-item>
          <text:p text:style-name="P2">He plays for a local pub team on Sundays, work allowing.</text:p>
        </text:list-item>
        <text:list-item>
          <text:p text:style-name="P2">He is not very good at cooking and prefers to eat out whenever possible. <text:s/></text:p>
        </text:list-item>
        <text:list-item>
          <text:p text:style-name="P2">He enjoys socialising with his friends and spends much of his time in pubs within the city centre. </text:p>
        </text:list-item>
        <text:list-item>
          <text:p text:style-name="P2">He is in a relationship with Rebecca. They spend most of their time together at the cinema or in pubs or in each other’s flats.</text:p>
        </text:list-item>
        <text:list-item>
          <text:p text:style-name="P2">He is cost conscious and always looking for deals and other ways to save money.</text:p>
        </text:list-item>
      </text:list>
      <text:p text:style-name="Standard"/>
      <text:list xml:id="list582381531" text:continue-list="list480838934" text:style-name="Outline">
        <text:list-item>
          <text:h text:style-name="Heading_20_1" text:outline-level="1">Needs</text:h>
        </text:list-item>
      </text:list>
      <text:list xml:id="list2399184362051413913" text:style-name="L3">
        <text:list-item>
          <text:p text:style-name="P4">Needs to be able to find fast food locations that are nearby wherever he is</text:p>
        </text:list-item>
        <text:list-item>
          <text:p text:style-name="P4">Needs to find deals that are value for money as he wants to eat well but does not have much money to afford it</text:p>
        </text:list-item>
      </text:list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Arial Unicode MS" style:font-size-asian="11pt" style:language-asian="en" style:country-asian="GB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7950119976</meta:initial-creator>
    <meta:editing-cycles>53</meta:editing-cycles>
    <meta:creation-date>2017-10-22T10:28:00</meta:creation-date>
    <dc:date>2017-10-26T09:21:24</dc:date>
    <meta:editing-duration>PT7H58M59S</meta:editing-duration>
    <meta:generator>OpenOffice/4.1.4$Unix OpenOffice.org_project/414m5$Build-9788</meta:generator>
    <meta:document-statistic meta:table-count="0" meta:image-count="0" meta:object-count="0" meta:page-count="2" meta:paragraph-count="20" meta:word-count="311" meta:character-count="1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